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3">
      <style:graphic-properties draw:fill-color="#ffffff" draw:auto-grow-height="true" fo:min-height="12.573cm"/>
    </style:style>
    <style:style style:name="pr3" style:family="presentation" style:parent-style-name="Default-title" style:list-style-name="L4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3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3">
      <style:graphic-properties draw:fill-color="#ffffff" draw:auto-grow-height="true" fo:min-height="12.573cm"/>
    </style:style>
    <style:style style:name="pr8" style:family="presentation" style:parent-style-name="Default-notes" style:list-style-name="L3">
      <style:graphic-properties draw:fill-color="#ffffff" draw:auto-grow-height="true" fo:min-height="12.573cm"/>
    </style:style>
    <style:style style:name="pr9" style:family="presentation" style:parent-style-name="Default-notes" style:list-style-name="L3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18pt"/>
    </style:style>
    <style:style style:name="T6" style:family="text">
      <style:text-properties fo:font-size="18pt" fo:font-weight="bold"/>
    </style:style>
    <style:style style:name="T7" style:family="text">
      <style:text-properties fo:font-size="18pt" fo:font-style="italic"/>
    </style:style>
    <style:style style:name="T8" style:family="text">
      <style:text-properties style:text-position="sub 58%" fo:font-weight="bold"/>
    </style:style>
    <style:style style:name="T9" style:family="text">
      <style:text-properties style:text-position="sub 58%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wo perspectives</text:p>
              </text:list-item>
            </text:list>
            <text:list text:style-name="L2">
              <text:list-item>
                <text:list>
                  <text:list-item>
                    <text:p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ependent on the selected subject</text:p>
              </text:list-item>
            </text:list>
            <text:list text:style-name="L2">
              <text:list-item>
                <text:p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style-name="P4">Schedule conflicts may ar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style-name="P3">Can be done at the department/institute level</text:p>
              </text:list-item>
            </text:list>
            <text:list text:style-name="L2">
              <text:list-item>
                <text:p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style-name="P3">Each section must have at at least the minimum number of stud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 constraints:</text:p>
              </text:list-item>
            </text:list>
            <text:list text:style-name="L2">
              <text:list-item>
                <text:list>
                  <text:list-item>
                    <text:p text:style-name="P8">All <text:span text:style-name="T4">a</text:span> element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<text:span text:style-name="T4">a</text:span> element of A must be satisf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1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5">Define two predicates: </text:span><text:span text:style-name="T6">is_offered</text:span><text:span text:style-name="T5">(x) and </text:span><text:span text:style-name="T6">prereq_satisfied</text:span><text:span text:style-name="T5">(x)</text:span></text:p>
              </text:list-item>
            </text:list>
            <text:list text:style-name="L2">
              <text:list-item>
                <text:p text:style-name="P7"><text:span text:style-name="T7">Let</text:span><text:span text:style-name="T5"> </text:span><text:span text:style-name="T6">D</text:span><text:span text:style-name="T5"> = set of subjects on the critical path</text:span></text:p>
              </text:list-item>
            </text:list>
            <text:list text:style-name="L2">
              <text:list-item>
                <text:p text:style-name="P7"><text:span text:style-name="T7">Let</text:span><text:span text:style-name="T5"> </text:span><text:span text:style-name="T6">A</text:span><text:span text:style-name="T5"> = empty</text:span></text:p>
              </text:list-item>
            </text:list>
            <text:list text:style-name="L2">
              <text:list-item>
                <text:p text:style-name="P7"><text:span text:style-name="T7">Let</text:span><text:span text:style-name="T5"> </text:span><text:span text:style-name="T6">B</text:span><text:span text:style-name="T5"> = </text:span><text:span text:style-name="T6">C</text:span><text:span text:style-name="T5"> – </text:span><text:span text:style-name="T6">T</text:span></text:p>
              </text:list-item>
            </text:list>
            <text:list text:style-name="L2">
              <text:list-item>
                <text:p text:style-name="P7"><text:span text:style-name="T7">For</text:span><text:span text:style-name="T5"> </text:span><text:span text:style-name="T7">each</text:span><text:span text:style-name="T5"> </text:span><text:span text:style-name="T6">d</text:span><text:span text:style-name="T5"> </text:span><text:span text:style-name="T7">in</text:span><text:span text:style-name="T5"> </text:span><text:span text:style-name="T6">D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If</text:span><text:span text:style-name="T5"> <text:s/>(( </text:span><text:span text:style-name="T6">d</text:span><text:span text:style-name="T5"> in </text:span><text:span text:style-name="T6">B</text:span><text:span text:style-name="T5"> ) </text:span><text:span text:style-name="T7">and</text:span><text:span text:style-name="T5"> ( </text:span><text:span text:style-name="T6">is_offered</text:span><text:span text:style-name="T5">(</text:span><text:span text:style-name="T6">d</text:span><text:span text:style-name="T5">) ) </text:span><text:span text:style-name="T7">and</text:span><text:span text:style-name="T5"> ( </text:span><text:span text:style-name="T6">prereq_satisfied</text:span><text:span text:style-name="T5">(</text:span><text:span text:style-name="T6">d</text:span><text:span text:style-name="T5">))) </text:span><text:span text:style-name="T7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5">add </text:span><text:span text:style-name="T6">d</text:span><text:span text:style-name="T5"> to </text:span><text:span text:style-name="T6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End If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End For</text:span></text:p>
              </text:list-item>
            </text:list>
            <text:list text:style-name="L2">
              <text:list-item>
                <text:p text:style-name="P7"><text:span text:style-name="T7">For</text:span><text:span text:style-name="T5"> </text:span><text:span text:style-name="T7">each</text:span><text:span text:style-name="T5"> </text:span><text:span text:style-name="T6">e</text:span><text:span text:style-name="T5"> </text:span><text:span text:style-name="T7">in</text:span><text:span text:style-name="T5"> <text:s/></text:span><text:span text:style-name="T6">(B</text:span><text:span text:style-name="T5"> - </text:span><text:span text:style-name="T6">D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If</text:span><text:span text:style-name="T5"> ( </text:span><text:span text:style-name="T6">is_offered</text:span><text:span text:style-name="T5">(</text:span><text:span text:style-name="T6">e</text:span><text:span text:style-name="T5">) ) </text:span><text:span text:style-name="T7">and</text:span><text:span text:style-name="T5"> ( </text:span><text:span text:style-name="T6">prereq_satisfied</text:span><text:span text:style-name="T5">(</text:span><text:span text:style-name="T6">e</text:span><text:span text:style-name="T5">) ) </text:span><text:span text:style-name="T7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5">add </text:span><text:span text:style-name="T6">e</text:span><text:span text:style-name="T5"> to </text:span><text:span text:style-name="T6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End If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End For</text:span></text:p>
              </text:list-item>
            </text:list>
            <text:list text:style-name="L2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6.71cm" svg:x="1.4cm" svg:y="4.914cm" presentation:class="outline" presentation:user-transformed="true">
          <draw:text-box>
            <text:list text:style-name="L2">
              <text:list-item>
                <text:p text:style-name="P7">Given a set of students <text:span text:style-name="T4">S</text:span> and a set of classes <text:span text:style-name="T4">T, </text:span><text:span text:style-name="T3">|S| &lt; |T|</text:span><text:span text:style-name="T4"> </text:span><text:span text:style-name="T3">, define a function <text:s text:c="5"/></text:span><text:span text:style-name="T4">f</text:span><text:span text:style-name="T3">: </text:span><text:span text:style-name="T4">s </text:span><text:span text:style-name="T3">-&gt; </text:span><text:span text:style-name="T4">t</text:span><text:span text:style-name="T3">, that maps each element of S to an element t of T. Let </text:span><text:span text:style-name="T4">U</text:span><text:span text:style-name="T3"> be the set of the mappings generated by f. Let </text:span><text:span text:style-name="T4">V</text:span><text:span text:style-name="T8">i</text:span><text:span text:style-name="T3"> be a subset of U such that for each element </text:span><text:span text:style-name="T4">(x,y)</text:span><text:span text:style-name="T3"> of V</text:span><text:span text:style-name="T9">i</text:span><text:span text:style-name="T3">, x = i. For all <text:s/>V</text:span><text:span text:style-name="T9">i</text:span><text:span text:style-name="T3">, i=1 to |S|, the following properties must hold true.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2-03T16:11:16</dc:date>
    <dc:language>en-US</dc:language>
    <meta:editing-cycles>138</meta:editing-cycles>
    <meta:editing-duration>PT5H22M30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